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5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0043in"/>
    </style:style>
    <style:style style:name="co7" style:family="table-column">
      <style:table-column-properties fo:break-before="auto" style:column-width="1.775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28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/>
      <style:text-properties fo:color="#8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3pt" fo:language="en" fo:country="US" fo:font-weight="normal" style:font-name-asian="Helvetica" style:font-size-asian="13pt" style:language-asian="en" style:country-asian="US" style:font-weight-asian="normal" style:font-name-complex="Helvetica" style:font-size-complex="13pt" style:language-complex="en" style:country-complex="US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6" office:value-type="string" calcext:value-type="string">
            <text:p>no shieldsing</text:p>
          </table:table-cell>
          <table:table-cell table:style-name="ce6" office:value-type="string" calcext:value-type="string">
            <text:p>8-sheets</text:p>
          </table:table-cell>
          <table:table-cell table:style-name="ce6" office:value-type="string" calcext:value-type="string">
            <text:p>32-sheets</text:p>
          </table:table-cell>
          <table:table-cell table:style-name="ce6" office:value-type="string" calcext:value-type="string">
            <text:p>56-sheets</text:p>
          </table:table-cell>
          <table:table-cell table:style-name="ce6" office:value-type="string" calcext:value-type="string">
            <text:p>78-sheets</text:p>
          </table:table-cell>
          <table:table-cell table:style-name="ce6" office:value-type="string" calcext:value-type="string">
            <text:p>1-thick</text:p>
          </table:table-cell>
          <table:table-cell table:style-name="ce6" office:value-type="string" calcext:value-type="string">
            <text:p>1-thick 56-sheets</text:p>
          </table:table-cell>
          <table:table-cell table:style-name="ce6" office:value-type="string" calcext:value-type="string">
            <text:p>2-thick</text:p>
          </table:table-cell>
          <table:table-cell table:style-name="ce9"/>
          <table:table-cell table:style-name="ce6" table:number-columns-repeated="1009"/>
          <table:table-cell table:number-columns-repeated="5"/>
        </table:table-row>
        <table:table-row table:style-name="ro2">
          <table:table-cell office:value-type="string" calcext:value-type="string">
            <text:p>N sheet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td-err</text:p>
          </table:table-cell>
          <table:table-cell table:style-name="ce7" table:formula="of:=STDEVP([.B10:.B129])/SQRT(COUNT([.B10:.B129]))" office:value-type="float" office:value="0.429337883861322" calcext:value-type="float">
            <text:p/>
          </table:table-cell>
          <table:table-cell table:style-name="ce7" table:formula="of:=STDEVP([.C10:.C129])/SQRT(COUNT([.C10:.C129]))" office:value-type="float" office:value="0.340801750777976" calcext:value-type="float">
            <text:p/>
          </table:table-cell>
          <table:table-cell table:style-name="ce7" table:formula="of:=STDEVP([.D10:.D129])/SQRT(COUNT([.D10:.D129]))" office:value-type="float" office:value="0.289779609741994" calcext:value-type="float">
            <text:p/>
          </table:table-cell>
          <table:table-cell table:style-name="ce7" table:formula="of:=STDEVP([.E10:.E129])/SQRT(COUNT([.E10:.E129]))" office:value-type="float" office:value="0.261826738017225" calcext:value-type="float">
            <text:p/>
          </table:table-cell>
          <table:table-cell table:style-name="ce7" table:formula="of:=STDEVP([.F10:.F129])/SQRT(COUNT([.F10:.F129]))" office:value-type="float" office:value="0.154080306141767" calcext:value-type="float">
            <text:p/>
          </table:table-cell>
          <table:table-cell table:style-name="ce7" table:formula="of:=STDEVP([.G10:.G129])/SQRT(COUNT([.G10:.G129]))" office:value-type="float" office:value="0.149518904416056" calcext:value-type="float">
            <text:p/>
          </table:table-cell>
          <table:table-cell table:style-name="ce7" table:formula="of:=STDEVP([.H10:.H129])/SQRT(COUNT([.H10:.H129]))" office:value-type="float" office:value="0.0748455199183749" calcext:value-type="float">
            <text:p/>
          </table:table-cell>
          <table:table-cell table:style-name="ce7" table:formula="of:=STDEVP([.I10:.I129])/SQRT(COUNT([.I10:.I129]))" office:value-type="float" office:value="0.0443836389608536" calcext:value-type="float">
            <text:p/>
          </table:table-cell>
          <table:table-cell table:style-name="ce7"/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0:.B129])" office:value-type="float" office:value="17.7833333333333" calcext:value-type="float">
            <text:p/>
          </table:table-cell>
          <table:table-cell table:style-name="ce3" table:formula="of:=AVERAGE([.C10:.C129])" office:value-type="float" office:value="13.25" calcext:value-type="float">
            <text:p/>
          </table:table-cell>
          <table:table-cell table:style-name="ce3" table:formula="of:=AVERAGE([.D10:.D129])" office:value-type="float" office:value="10.7" calcext:value-type="float">
            <text:p/>
          </table:table-cell>
          <table:table-cell table:style-name="ce3" table:formula="of:=AVERAGE([.E10:.E129])" office:value-type="float" office:value="7.41666666666667" calcext:value-type="float">
            <text:p/>
          </table:table-cell>
          <table:table-cell table:style-name="ce3" table:formula="of:=AVERAGE([.F10:.F129])" office:value-type="float" office:value="3.53333333333333" calcext:value-type="float">
            <text:p/>
          </table:table-cell>
          <table:table-cell table:style-name="ce3" table:formula="of:=AVERAGE([.G10:.G129])" office:value-type="float" office:value="2.475" calcext:value-type="float">
            <text:p/>
          </table:table-cell>
          <table:table-cell table:style-name="ce3" table:formula="of:=AVERAGE([.H10:.H129])" office:value-type="float" office:value="0.833333333333333" calcext:value-type="float">
            <text:p/>
          </table:table-cell>
          <table:table-cell table:style-name="ce3" table:formula="of:=AVERAGE([.I10:.I129])" office:value-type="float" office:value="0.283333333333333" calcext:value-type="float">
            <text:p/>
          </table:table-cell>
          <table:table-cell table:style-name="ce3" table:number-columns-repeated="1015"/>
        </table:table-row>
        <table:table-row table:style-name="ro2">
          <table:table-cell table:style-name="ce4" office:value-type="string" calcext:value-type="string">
            <text:p>thickness (mm)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0.0128" office:value-type="float" office:value="0.0128" calcext:value-type="float">
            <text:p/>
          </table:table-cell>
          <table:table-cell table:style-name="ce3" office:value-type="float" office:value="0.0512" calcext:value-type="float">
            <text:p>0.0512</text:p>
          </table:table-cell>
          <table:table-cell table:style-name="ce3" office:value-type="float" office:value="0.0896" calcext:value-type="float">
            <text:p>0.0896</text:p>
          </table:table-cell>
          <table:table-cell table:style-name="ce3" office:value-type="float" office:value="0.1248" calcext:value-type="float">
            <text:p>0.1248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2466" calcext:value-type="float">
            <text:p>0.2466</text:p>
          </table:table-cell>
          <table:table-cell table:style-name="ce3" office:value-type="float" office:value="0.314" calcext:value-type="float">
            <text:p>0.314</text:p>
          </table:table-cell>
          <table:table-cell table:style-name="ce3" table:number-columns-repeated="1015"/>
        </table:table-row>
        <table:table-row table:style-name="ro2">
          <table:table-cell table:style-name="ce5" office:value-type="string" calcext:value-type="string">
            <text:p>Error in Measurement of Thicknes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0.03" calcext:value-type="float">
            <text:p>0.03</text:p>
          </table:table-cell>
          <table:table-cell table:style-name="ce3" table:formula="of:=AVERAGE([.B6:.I6])" office:value-type="float" office:value="0.02625" calcext:value-type="float">
            <text:p/>
          </table:table-cell>
          <table:table-cell table:style-name="ce3" table:number-columns-repeated="1014"/>
        </table:table-row>
        <table:table-row table:style-name="ro2">
          <table:table-cell office:value-type="string" calcext:value-type="string">
            <text:p>Background</text:p>
          </table:table-cell>
          <table:table-cell office:value-type="float" office:value="0.317" calcext:value-type="float">
            <text:p>0.317</text:p>
          </table:table-cell>
          <table:table-cell table:formula="of:=[.B7]" office:value-type="float" office:value="0.317" calcext:value-type="float">
            <text:p/>
          </table:table-cell>
          <table:table-cell table:formula="of:=[.C7]" office:value-type="float" office:value="0.317" calcext:value-type="float">
            <text:p/>
          </table:table-cell>
          <table:table-cell table:formula="of:=[.D7]" office:value-type="float" office:value="0.317" calcext:value-type="float">
            <text:p/>
          </table:table-cell>
          <table:table-cell table:formula="of:=[.E7]" office:value-type="float" office:value="0.317" calcext:value-type="float">
            <text:p/>
          </table:table-cell>
          <table:table-cell table:formula="of:=[.F7]" office:value-type="float" office:value="0.317" calcext:value-type="float">
            <text:p/>
          </table:table-cell>
          <table:table-cell table:formula="of:=[.G7]" office:value-type="float" office:value="0.317" calcext:value-type="float">
            <text:p/>
          </table:table-cell>
          <table:table-cell table:formula="of:=[.H7]" office:value-type="float" office:value="0.317" calcext:value-type="float">
            <text:p/>
          </table:table-cell>
          <table:table-cell table:number-columns-repeated="1015"/>
        </table:table-row>
        <table:table-row table:style-name="ro2">
          <table:table-cell/>
          <table:table-cell table:formula="of:=0.024*8" office:value-type="float" office:value="0.192" calcext:value-type="float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1.4075in" svg:height="5.274in" svg:x="0in" svg:y="0.028in">
            <draw:object draw:notify-on-update-of-ranges="Sheet1.B4:Sheet1.I4 Sheet1.B5:Sheet1.I5 Sheet1.B4:Sheet1.I4 Sheet1.B3:Sheet1.I3 Sheet1.B3:Sheet1.I3 Sheet1.B6:Sheet1.I6 Sheet1.B6:Sheet1.I6 Sheet1.B5:Sheet1.I5 Sheet1.B7:Sheet1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2">
          <table:table-cell table:number-columns-repeated="8"/>
        </table:table-row>
        <table:table-row table:style-name="ro3" table:number-rows-repeated="6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7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4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>
          <table:table-cell/>
          <table:table-cell table:formula="of:=0.412/2.702" office:value-type="float" office:value="0.152479644707624" calcext:value-type="float">
            <text:p/>
          </table:table-cell>
          <table:table-cell table:formula="of:=0.317/[.B32]" office:value-type="float" office:value="2.07896601941748" calcext:value-type="float">
            <text:p/>
          </table:table-cell>
          <table:table-cell table:formula="of:=[.C32]^(1/1.29)" office:value-type="float" office:value="1.76357253311269" calcext:value-type="float">
            <text:p/>
          </table:table-cell>
          <table:table-cell table:formula="of:=0.3^(1/1.29)" office:value-type="float" office:value="0.39324901122457" calcext:value-type="float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formula="of:=[.G32]/2.701" office:value-type="float" office:value="4.81303221029248" calcext:value-type="float">
            <text:p/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3" table:number-rows-repeated="4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>
        <table:table-column table:style-name="co7" table:default-cell-style-name="Default"/>
        <table:table-column table:style-name="co3" table:default-cell-style-name="Default"/>
        <table:table-row table:style-name="ro2">
          <table:table-cell table:style-name="ce4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office:value-type="float" office:value="17.7833333333333" calcext:value-type="float">
            <text:p>17.7833333333333</text:p>
          </table:table-cell>
        </table:table-row>
        <table:table-row table:style-name="ro2">
          <table:table-cell table:style-name="ce3" office:value-type="float" office:value="0.0128" calcext:value-type="float">
            <text:p>0.0128</text:p>
          </table:table-cell>
          <table:table-cell table:style-name="ce3" office:value-type="float" office:value="13.25" calcext:value-type="float">
            <text:p>13.25</text:p>
          </table:table-cell>
        </table:table-row>
        <table:table-row table:style-name="ro2">
          <table:table-cell table:style-name="ce3" office:value-type="float" office:value="0.0512" calcext:value-type="float">
            <text:p>0.0512</text:p>
          </table:table-cell>
          <table:table-cell table:style-name="ce3" office:value-type="float" office:value="10.7" calcext:value-type="float">
            <text:p>10.7</text:p>
          </table:table-cell>
        </table:table-row>
        <table:table-row table:style-name="ro2">
          <table:table-cell table:style-name="ce3" office:value-type="float" office:value="0.0896" calcext:value-type="float">
            <text:p>0.0896</text:p>
          </table:table-cell>
          <table:table-cell table:style-name="ce3" office:value-type="float" office:value="7.41666666666667" calcext:value-type="float">
            <text:p>7.41666666666667</text:p>
          </table:table-cell>
        </table:table-row>
        <table:table-row table:style-name="ro2">
          <table:table-cell table:style-name="ce3" office:value-type="float" office:value="0.1248" calcext:value-type="float">
            <text:p>0.1248</text:p>
          </table:table-cell>
          <table:table-cell table:style-name="ce3" office:value-type="float" office:value="3.53333333333333" calcext:value-type="float">
            <text:p>3.53333333333333</text:p>
          </table:table-cell>
        </table:table-row>
        <table:table-row table:style-name="ro2"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.475" calcext:value-type="float">
            <text:p>2.475</text:p>
          </table:table-cell>
        </table:table-row>
        <table:table-row table:style-name="ro2">
          <table:table-cell table:style-name="ce3" office:value-type="float" office:value="0.2466" calcext:value-type="float">
            <text:p>0.2466</text:p>
          </table:table-cell>
          <table:table-cell table:style-name="ce3" office:value-type="float" office:value="0.833333333333333" calcext:value-type="float">
            <text:p>0.833333333333333</text:p>
          </table:table-cell>
        </table:table-row>
        <table:table-row table:style-name="ro2">
          <table:table-cell table:style-name="ce3" office:value-type="float" office:value="0.314" calcext:value-type="float">
            <text:p>0.314</text:p>
          </table:table-cell>
          <table:table-cell table:style-name="ce3" office:value-type="float" office:value="0.283333333333333" calcext:value-type="float">
            <text:p>0.283333333333333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18:44:43.7815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1:19:31.765170049</meta:creation-date>
    <dc:date>2014-03-19T12:15:54.305970000</dc:date>
    <meta:editing-duration>PT17H33M</meta:editing-duration>
    <meta:editing-cycles>11</meta:editing-cycles>
    <meta:generator>LibreOffice/4.2.0.4$MacOSX_X86_64 LibreOffice_project/05dceb5d363845f2cf968344d7adab8dcfb2ba71</meta:generator>
    <meta:document-statistic meta:table-count="3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cm" chart:symbol-height="0.1cm" chart:error-category="cell-range" chart:error-upper-range="Sheet1.B3:Sheet1.I3" chart:error-lower-range="Sheet1.B3:Sheet1.I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exponential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B6:Sheet1.I6" chart:error-lower-range="Sheet1.B6:Sheet1.I6" char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B3:Sheet1.I3" chart:error-lower-range="Sheet1.B3:Sheet1.I3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76cm" svg:height="13.397cm" xlink:href=".." xlink:type="simple" chart:class="chart:scatter" chart:row-mapping="0 1" chart:style-name="ch1">
        <chart:title svg:x="12.162cm" svg:y="0.402cm" chart:style-name="ch2">
          <text:p>Intensity vs Thickness</text:p>
        </chart:title>
        <chart:plot-area chart:style-name="ch3" table:cell-range-address="Sheet1.B4:Sheet1.I5 Sheet1.B7:Sheet1.I7" chart:data-source-has-labels="row" svg:x="2.222cm" svg:y="1.245cm" svg:width="23.289cm" svg:height="10.688cm">
          <chartooo:coordinate-region svg:x="3.068cm" svg:y="1.44cm" svg:width="22.098cm" svg:height="9.854cm"/>
          <chart:axis chart:dimension="x" chart:name="primary-x" chart:style-name="ch4" chartooo:axis-type="auto">
            <chart:title svg:x="12.733cm" svg:y="12.2cm" chart:style-name="ch5">
              <text:p>Thickness (cm)</text:p>
            </chart:title>
            <chart:categories table:cell-range-address="Sheet1.B4:Sheet1.I4"/>
          </chart:axis>
          <chart:axis chart:dimension="y" chart:name="primary-y" chart:style-name="ch6">
            <chart:title svg:x="1.087cm" svg:y="8.683cm" chart:style-name="ch7">
              <text:p>Intensity (counts per second)</text:p>
            </chart:title>
            <chart:grid chart:style-name="ch8" chart:class="major"/>
          </chart:axis>
          <chart:series chart:style-name="ch9" chart:values-cell-range-address="Sheet1.B4:Sheet1.I4" chart:class="chart:scatter">
            <chart:domain table:cell-range-address="Sheet1.B5:Sheet1.I5"/>
            <chart:regression-curve chart:style-name="ch10">
              <chart:equation chart:display-equation="true" chart:display-r-square="true" svg:x="17.431cm" svg:y="12.098cm"/>
            </chart:regression-curve>
            <chart:error-indicator chart:style-name="ch11" chart:dimension="x"/>
            <chart:error-indicator chart:style-name="ch12" chart:dimension="y"/>
            <chart:data-point chart:repeated="8"/>
          </chart:series>
          <chart:series chart:style-name="ch13" chart:values-cell-range-address="Sheet1.B7:Sheet1.I7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7.7833333333333">
                <text:p>20</text:p>
                <draw:g>
                  <svg:desc>Sheet1.B4:Sheet1.I4</svg:desc>
                </draw:g>
              </table:table-cell>
              <table:table-cell office:value-type="float" office:value="13.25">
                <text:p>10</text:p>
              </table:table-cell>
              <table:table-cell office:value-type="float" office:value="10.7">
                <text:p>10</text:p>
              </table:table-cell>
              <table:table-cell office:value-type="float" office:value="7.41666666666667">
                <text:p>10</text:p>
              </table:table-cell>
              <table:table-cell office:value-type="float" office:value="3.53333333333333">
                <text:p/>
              </table:table-cell>
              <table:table-cell office:value-type="float" office:value="2.475">
                <text:p/>
              </table:table-cell>
              <table:table-cell office:value-type="float" office:value="0.833333333333333">
                <text:p>0</text:p>
              </table:table-cell>
              <table:table-cell office:value-type="float" office:value="0.28333333333333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5:Sheet1.I5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512">
                <text:p>0.0512</text:p>
              </table:table-cell>
              <table:table-cell office:value-type="float" office:value="0.0896">
                <text:p>0.0896</text:p>
              </table:table-cell>
              <table:table-cell office:value-type="float" office:value="0.1248">
                <text:p>0.1248</text:p>
              </table:table-cell>
              <table:table-cell office:value-type="float" office:value="0.157">
                <text:p>0.157</text:p>
              </table:table-cell>
              <table:table-cell office:value-type="float" office:value="0.2466">
                <text:p>0.246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7.7833333333333">
                <text:p>17.7833333333333</text:p>
                <draw:g>
                  <svg:desc>Sheet1.B4:Sheet1.I4</svg:desc>
                </draw:g>
              </table:table-cell>
              <table:table-cell office:value-type="float" office:value="13.25">
                <text:p>13.25</text:p>
              </table:table-cell>
              <table:table-cell office:value-type="float" office:value="10.7">
                <text:p>10.7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2.475">
                <text:p>2.4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6:Sheet1.I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6:Sheet1.I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29337883861322">
                <text:p>0.429337883861322</text:p>
                <draw:g>
                  <svg:desc>Sheet1.B3:Sheet1.I3</svg:desc>
                </draw:g>
              </table:table-cell>
              <table:table-cell office:value-type="float" office:value="0.340801750777976">
                <text:p>0.340801750777976</text:p>
              </table:table-cell>
              <table:table-cell office:value-type="float" office:value="0.289779609741994">
                <text:p>0.289779609741994</text:p>
              </table:table-cell>
              <table:table-cell office:value-type="float" office:value="0.261826738017225">
                <text:p>0.261826738017225</text:p>
              </table:table-cell>
              <table:table-cell office:value-type="float" office:value="0.154080306141767">
                <text:p>0.154080306141767</text:p>
              </table:table-cell>
              <table:table-cell office:value-type="float" office:value="0.149518904416056">
                <text:p>0.149518904416056</text:p>
              </table:table-cell>
              <table:table-cell office:value-type="float" office:value="0.0748455199183749">
                <text:p>0.0748455199183749</text:p>
              </table:table-cell>
              <table:table-cell office:value-type="float" office:value="0.0443836389608536">
                <text:p>0.044383638960853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29337883861322">
                <text:p>0.429337883861322</text:p>
                <draw:g>
                  <svg:desc>Sheet1.B3:Sheet1.I3</svg:desc>
                </draw:g>
              </table:table-cell>
              <table:table-cell office:value-type="float" office:value="0.340801750777976">
                <text:p>0.340801750777976</text:p>
              </table:table-cell>
              <table:table-cell office:value-type="float" office:value="0.289779609741994">
                <text:p>0.289779609741994</text:p>
              </table:table-cell>
              <table:table-cell office:value-type="float" office:value="0.261826738017225">
                <text:p>0.261826738017225</text:p>
              </table:table-cell>
              <table:table-cell office:value-type="float" office:value="0.154080306141767">
                <text:p>0.154080306141767</text:p>
              </table:table-cell>
              <table:table-cell office:value-type="float" office:value="0.149518904416056">
                <text:p>0.149518904416056</text:p>
              </table:table-cell>
              <table:table-cell office:value-type="float" office:value="0.0748455199183749">
                <text:p>0.0748455199183749</text:p>
              </table:table-cell>
              <table:table-cell office:value-type="float" office:value="0.0443836389608536">
                <text:p>0.044383638960853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17">
                <text:p>0.317</text:p>
                <draw:g>
                  <svg:desc>Sheet1.B7:Sheet1.I7</svg:desc>
                </draw:g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  <table:table-cell office:value-type="float" office:value="0.317">
                <text:p>0.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